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5.9972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ro1" style:family="table-row">
      <style:table-row-properties style:row-height="0.3681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30pt" fo:font-style="normal" fo:text-shadow="none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6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5-10-23T06:31:35.31557" calcext:value-type="date">
            <text:p>10/23/2025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Flip (mirror) bubble not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EB</text:p>
          </table:table-cell>
          <table:table-cell table:style-name="ce2" office:value-type="string" calcext:value-type="string">
            <text:p>Edit bubble note including automatic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Add an automatic MTEXT (pipe) label and style by looking up its layer name in your fil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fficiency</text:p>
          </table:table-cell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6" table:number-rows-repeated="1048171">
          <table:table-cell table:number-columns-repeated="1020"/>
        </table:table-row>
        <table:table-row table:style-name="ro7" table:number-rows-repeated="43">
          <table:table-cell table:number-columns-repeated="1020"/>
        </table:table-row>
        <table:table-row table:style-name="ro7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60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61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number:min-decimal-places="1" number:min-integer-digits="1" number:grouping="true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date-style style:name="N157">
      <number:month number:style="long"/>
      <number:text>/</number:text>
      <number:day number:style="long"/>
      <number:text>/</number:text>
      <number:year number:style="long"/>
      <style:map style:condition="value()&lt;36526" style:apply-style-name="N157P0"/>
    </number:date-style>
    <number:percentage-style style:name="N15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06:19:40.05132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5-10-2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5-10-24">00/00/0000</text:date></text:span></text:p>
        </style:region-left>
      </style:header-left>
      <style:header-first style:display="false"/>
      <style:footer>
        <style:region-left>
          <text:p><text:span text:style-name="MT1"><text:s/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m Haws</meta:initial-creator>
    <dc:date>2025-10-24T03:24:23.401959700</dc:date>
    <meta:editing-duration>P5DT19H3M39S</meta:editing-duration>
    <meta:editing-cycles>41</meta:editing-cycles>
    <meta:generator>LibreOffice/25.8.0.4$Windows_X86_64 LibreOffice_project/48f00303701489684e67c38c28aff00cd5929e67</meta:generator>
    <meta:document-statistic meta:table-count="4" meta:cell-count="2648" meta:object-count="0"/>
  </office:meta>
</office:document-meta>
</file>